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ansCell.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earSpansUnordered.skipTo( int targe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NearSpansUnordered.getPayloa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NearSpansUnordered.firstToL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earSpansUnordered.next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">
            <text:p text:style-name="Table_20_Contents">4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NearSpansUnordered.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earSpansUnordered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pansCell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earSpansUnordered.m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pansCell.get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sCell.adjust( boolean condit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earSpansUnordered.NearSpansUnordered( SpanNearQuery query , Index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ellQueue.CellQueu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arSpansUnordered.queueTo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ansCell.SpansCell( PayloadSpans spans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arSpansUnordered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ansCel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pansCell.isPayload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sCell.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earSpansUnordered.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pansCell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arSpansUnordered.addToList( SpansCell ce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earSpansUnordered.initList( boolean n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earSpansUnordered.listToQue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earSpansUnordered.isPayloadAvailab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ellQueue.lessThan( Object o1 , Object o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pansCell.skipTo( in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arSpansUnordered.atMatc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